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vMethods.addMethodCode( String method ,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Methods.isCreateRequest( Dav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vMethods.isMethodAffectedByLabel( Dav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avMethods.isDeltaVMethod( Dav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vMethods.isCreateCollectionRequest( Dav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vMethods.getMethodCode( String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